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5"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0"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4"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5" style:family="paragraph" style:parent-style-name="Text_20_body">
      <style:text-properties style:use-window-font-color="true" style:font-name="Arial" fo:font-size="10pt" officeooo:paragraph-rsid="0017dc41" style:font-size-asian="10pt" style:font-name-complex="Arial" style:font-size-complex="10pt"/>
    </style:style>
    <style:style style:name="P46"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9" style:family="paragraph" style:parent-style-name="Text_20_body">
      <style:text-properties style:font-name="Arial" fo:font-size="10pt" officeooo:paragraph-rsid="0017dc41" style:font-size-asian="10pt" style:font-name-complex="Arial" style:font-size-complex="10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2"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3"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4"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5"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officeooo:rsid="0022560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officeooo:rsid="0028a6dd"/>
    </style:style>
    <style:style style:name="T56" style:family="text">
      <style:text-properties officeooo:rsid="0034da21"/>
    </style:style>
    <style:style style:name="T5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5" form:control-implementation="ooo:com.sun.star.form.component.CheckBox" xml:id="control1" form:id="control1"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6"><text:span text:style-name="T57">do text</text:span></text:p><text:p text:style-name="P56"><text:span text:style-name="T57">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6"><text:span text:style-name="T58">do text if not len(self.getNotaryContact()) &gt; 1</text:span></text:p><text:p text:style-name="P56"><text:span text:style-name="T59">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6"><text:span text:style-name="T58">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0"><text:span text:style-name="T55">Certificat d'urbanisme 1</text:span> – Annexe 16</text:p>
      <text:p text:style-name="P12"/>
      <text:p text:style-name="P24">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5"><office:annotation><dc:creator>sde </dc:creator><dc:date>2011-07-27T10:02:17</dc:date><text:p text:style-name="P56"><text:span text:style-name="T58">do text</text:span></text:p><text:p text:style-name="P56"><text:span text:style-name="T59">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6"><text:span text:style-name="T59">do text if len(self.getApplicants()) &gt; 1</text:span></text:p></office:annotation><text:span text:style-name="T1">&lt;%Titre%&gt;</text:span>,</text:p>
      <text:p text:style-name="P15"/>
      <text:p text:style-name="P55">En réponse à votre demande <text:span text:style-name="T26">de certificat d'urbanisme n°1 réceptionnée</text:span> en date du <text:span text:style-name="T56"><text:text-input text:description="">licence_view.format_date(licence_helper.getLastDeposit().getEventDate())</text:text-input></text:span><text:s/>relative à un bien sis <text:text-input text:description="Titre du demandeur">self.getWorkLocationSignaletic()</text:text-input>, cadastré <text:text-input text:description="Cadastre">self.getPortionOutsText()</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text:p>
      <text:p text:style-name="P25"/>
      <text:p text:style-name="P18">(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3">se trouve en <text:span text:style-name="T11"><text:text-input text:description="Bien-Parcelles">self.getValueForTemplate('folderZone')</text:text-input></text:span><text:span text:style-name="T10"><text:s/></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5"><text:span text:style-name="T40">- les articles 414 et suivants relatifs à l’accès et usages des personnes à mobilité réduite</text:span>;</text:p>
          </table:table-cell>
        </table:table-row>
        <table:table-row>
          <table:table-cell table:style-name="Tableau1.A2" office:value-type="string">
            <text:p text:style-name="P39">3°</text:p>
          </table:table-cell>
          <table:table-cell table:style-name="Tableau1.B2" office:value-type="string">
            <text:p text:style-name="P40">est situé en ………… au regard du projet de plan de secteur adopté par…….. du …….. ;</text:p>
          </table:table-cell>
        </table:table-row>
        <table:table-row>
          <table:table-cell table:style-name="Tableau1.A2" office:value-type="string">
            <text:p text:style-name="P36">4<text:span text:style-name="T26">°</text:span></text:p>
          </table:table-cell>
          <table:table-cell table:style-name="Tableau1.B2" office:value-type="string">
            <text:p text:style-name="P32">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6"><text:span text:style-name="T60">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2"><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6"><text:span text:style-name="T60">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table:style-name="Tableau1.A2" office:value-type="string">
            <text:p text:style-name="P34">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8"><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19">(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1"><text:span text:style-name="T39">9</text:span>°</text:p>
          </table:table-cell>
          <table:table-cell table:style-name="Tableau2.B1" office:value-type="string">
            <text:p text:style-name="P43">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31">1<text:span text:style-name="T39">0</text:span>°</text:p>
          </table:table-cell>
          <table:table-cell table:style-name="Tableau2.B2" office:value-type="string">
            <text:p text:style-name="P43">fait <text:span text:style-name="T28">l'objet d'une possible infraction urbanistique. L'objet infractionnel est </text:span><text:span text:style-name="T47">…………….</text:span><text:span text:style-name="T28"> Vous devez transmettre au service urbanisme (</text:span><text:span text:style-name="T47">E</text:span><text:span text:style-name="T50">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1">1<text:span text:style-name="T39">1</text:span>°</text:p>
          </table:table-cell>
          <table:table-cell table:style-name="Tableau2.B2" office:value-type="string">
            <text:p text:style-name="P43">situé dans le rayon de 2000 m autour d'une entreprise type SEVESO ;</text:p>
          </table:table-cell>
        </table:table-row>
        <table:table-row>
          <table:table-cell table:style-name="Tableau2.A2" office:value-type="string">
            <text:p text:style-name="P31">1<text:span text:style-name="T39">2</text:span>°</text:p>
          </table:table-cell>
          <table:table-cell table:style-name="Tableau2.B2" office:value-type="string">
            <text:p text:style-name="P44">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1">1<text:span text:style-name="T39">3</text:span>°</text:p>
          </table:table-cell>
          <table:table-cell table:style-name="Tableau2.B2" office:value-type="string">
            <text:p text:style-name="P43">se trouve dans la zone de réservation de la liaison Cerexhe-Heuseux / Beaufays ;</text:p>
          </table:table-cell>
        </table:table-row>
        <table:table-row>
          <table:table-cell table:style-name="Tableau2.A2" office:value-type="string">
            <text:p text:style-name="P31">1<text:span text:style-name="T39">4</text:span>°</text:p>
          </table:table-cell>
          <table:table-cell table:style-name="Tableau2.B2" office:value-type="string">
            <text:p text:style-name="P43">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31">1<text:span text:style-name="T39">5</text:span>°</text:p>
          </table:table-cell>
          <table:table-cell table:style-name="Tableau2.B2" office:value-type="string">
            <text:p text:style-name="P43">se trouve dans le périmètre de réservation de la liaison TGV enterrée ;</text:p>
          </table:table-cell>
        </table:table-row>
        <table:table-row>
          <table:table-cell table:style-name="Tableau2.A2" office:value-type="string">
            <text:p text:style-name="P31"><text:span text:style-name="T28">16</text:span>°</text:p>
          </table:table-cell>
          <table:table-cell table:style-name="Tableau2.B2" office:value-type="string">
            <text:p text:style-name="P43">Plan d'alignement : </text:p>
            <text:p text:style-name="P43">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31"><text:span text:style-name="T28">17</text:span>°</text:p>
          </table:table-cell>
          <table:table-cell table:style-name="Tableau2.B2" office:value-type="string">
            <text:p text:style-name="P43">se trouve sur la parcelle un arbre ou haie remarquable ;</text:p>
          </table:table-cell>
        </table:table-row>
      </table:table>
      <text:p text:style-name="P15"/>
      <text:p text:style-name="P15"><office:annotation><dc:creator>sde </dc:creator><dc:date>2012-03-26T14:29:09</dc:date><text:p text:style-name="P56"><text:span text:style-name="T61">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6"><text:span text:style-name="T61">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6"><text:span text:style-name="T61">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6"><text:span text:style-name="T61">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5"/>
      <text:p text:style-name="P15"><office:annotation><dc:creator>sde </dc:creator><dc:date>2012-03-26T14:29:09</dc:date><text:p text:style-name="P56"><text:span text:style-name="T61">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6"><text:span text:style-name="T61">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6"><text:span text:style-name="T61">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6"><text:span text:style-name="T61">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5"><office:annotation><dc:creator>sde </dc:creator><dc:date>2012-03-26T14:29:09</dc:date><text:p text:style-name="P56"><text:span text:style-name="T61">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6"><text:span text:style-name="T61">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6"><text:span text:style-name="T61">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6"/>
      <text:p text:style-name="P29">Le bien en cause a fait l'objet d'une déclaration environnementale du... et ayant pour objet :... ;</text:p>
      <text:p text:style-name="P29">Il appartient à chaque exploitant de gérer individuellement tout demande de permis d'environnement nécessaire à l'exercice de ses activités.</text:p>
      <text:p text:style-name="P26"/>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7"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7"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7"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7"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7"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9">TEL</text:span>).</text:p>
          </table:table-cell>
        </table:table-row>
      </table:table>
      <text:p text:style-name="P28"/>
      <text:p text:style-name="P27">La demande se rapporte</text:p>
      <text:list xml:id="list4039887547" text:style-name="L1">
        <text:list-item>
          <text:list>
            <text:list-item>
              <text:p text:style-name="P50"><text:span text:style-name="T35"><office:annotation><dc:creator>Auteur inconnu</dc:creator><dc:date>2017-08-03T16:08:25</dc:date><text:p text:style-name="P56"><text:span text:style-name="T60">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0"><text:span text:style-name="T35"><office:annotation><dc:creator>Auteur inconnu</dc:creator><dc:date>2017-08-03T16:08:25</dc:date><text:p text:style-name="P56"><text:span text:style-name="T60">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0"><text:span text:style-name="T37"><office:annotation><dc:creator>Auteur inconnu</dc:creator><dc:date>2017-08-03T16:08:25</dc:date><text:p text:style-name="P56"><text:span text:style-name="T60">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2"><text:span text:style-name="T35"><office:annotation><dc:creator>Auteur inconnu</dc:creator><dc:date>2017-08-03T16:08:25</dc:date><text:p text:style-name="P56"><text:span text:style-name="T60">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3"><text:span text:style-name="T35"><office:annotation><dc:creator>Auteur inconnu</dc:creator><dc:date>2017-08-03T16:08:25</dc:date><text:p text:style-name="P56"><text:span text:style-name="T60">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1"><text:span text:style-name="T37"><office:annotation><dc:creator>Auteur inconnu</dc:creator><dc:date>2017-08-03T16:08:25</dc:date><text:p text:style-name="P56"><text:span text:style-name="T60">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6"/>
      <text:p text:style-name="P26">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3848807446" text:style-name="L2">
        <text:list-item>
          <text:p text:style-name="P54"><text:soft-page-break/>la CILE, rue Canal de l'Ourthe 8 à 4031 LIÈGE (Angleur) ;</text:p>
        </text:list-item>
        <text:list-item>
          <text:p text:style-name="P54"><text:span text:style-name="T33">RESA Électricité et Gaz</text:span>, rue Louvrex, 95 à 4000 LIÈGE ;</text:p>
        </text:list-item>
        <text:list-item>
          <text:p text:style-name="P54">BELGACOM, rue d'Harschamp, 17 à 4020 LIÈGE ;</text:p>
        </text:list-item>
        <text:list-item>
          <text:p text:style-name="P54">ELIA (Ligne Haute tension), Bd de l'Empereur, 20 à 1000 BRUXELLES ;</text:p>
        </text:list-item>
        <text:list-item>
          <text:p text:style-name="P54">FLUXYS, Avenue des Arts, n° 31 à 1040 Bruxelles.</text:p>
        </text:list-item>
      </text:list>
      <text:p text:style-name="P18"/>
      <text:p text:style-name="P48"><text:span text:style-name="T31">REMARQUES</text:span> <text:span text:style-name="T6">:</text:span></text:p>
      <text:p text:style-name="P49">En vertu de l’article R.IV.105-1 du Code du développement territorial, les Communes sont tenues de fournir uniquement les renseignements visés à l’article D.IV.97, 7° dudit code.</text:p>
      <text:p text:style-name="P4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9">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9">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9">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6">OBSERVATION :</text:p>
      <text:p text:style-name="P47">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1">30 €</text:span><text:span text:style-name="T7"> a</text:span><text:span text:style-name="T5">u compte </text:span><text:span text:style-name="T25">IBAN : <text:s/></text:span><text:span text:style-name="T53">NUMERO IBAN</text:span><text:span text:style-name="T22"> - </text:span><text:span text:style-name="T23">BIC: </text:span><text:span text:style-name="T52">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16"><office:annotation><dc:creator>Gauthier Bastien</dc:creator><dc:date>2011-02-21T09:23:46</dc:date><text:p text:style-name="P56"><text:span text:style-name="T59">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6"><text:span text:style-name="T59">do text if len(self.getApplicants()) &gt; 1</text:span></text:p></office:annotation>Demeurant à votre disposition, nous vous prions d'agréer, <text:span text:style-name="T1"><office:annotation><dc:creator>Gauthier Bastien</dc:creator><dc:date>2011-02-21T09:23:46</dc:date><text:p text:style-name="P56"><text:span text:style-name="T59">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6"><text:span text:style-name="T58">do text</text:span></text:p><text:p text:style-name="P56"><text:span text:style-name="T5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8-07-27T13:04:16.895880886</dc:date>
    <meta:editing-duration>P1DT6H17M8S</meta:editing-duration>
    <meta:editing-cycles>194</meta:editing-cycles>
    <meta:generator>LibreOffice/5.4.6.2$Linux_X86_64 LibreOffice_project/40m0$Build-2</meta:generator>
    <dc:title>Annexe 35</dc:title>
    <dc:creator>bleybaert</dc:creator>
    <meta:document-statistic meta:table-count="3" meta:image-count="0" meta:object-count="0" meta:page-count="4" meta:paragraph-count="109" meta:word-count="2149" meta:character-count="13733" meta:non-whitespace-character-count="11748"/>
  </office:meta>
</office:document-meta>
</file>